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23.271cm" fo:margin-left="-0.203cm" style:page-number="auto" table:align="left" style:writing-mode="lr-tb"/>
    </style:style>
    <style:style style:name="Tabela1.A" style:family="table-column">
      <style:table-column-properties style:column-width="0.984cm"/>
    </style:style>
    <style:style style:name="Tabela1.B" style:family="table-column">
      <style:table-column-properties style:column-width="5.082cm"/>
    </style:style>
    <style:style style:name="Tabela1.C" style:family="table-column">
      <style:table-column-properties style:column-width="0.053cm"/>
    </style:style>
    <style:style style:name="Tabela1.D" style:family="table-column">
      <style:table-column-properties style:column-width="4.74cm"/>
    </style:style>
    <style:style style:name="Tabela1.E" style:family="table-column">
      <style:table-column-properties style:column-width="9.874cm"/>
    </style:style>
    <style:style style:name="Tabela1.F" style:family="table-column">
      <style:table-column-properties style:column-width="1.259cm"/>
    </style:style>
    <style:style style:name="Tabela1.G" style:family="table-column">
      <style:table-column-properties style:column-width="1.27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3" style:family="table-row">
      <style:table-row-properties style:min-row-height="1.254cm" fo:keep-together="always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1.8" style:family="table-row">
      <style:table-row-properties style:min-row-height="0.141cm" fo:keep-together="always"/>
    </style:style>
    <style:style style:name="Tabela1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1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text-properties fo:font-size="14pt" style:font-size-asian="14pt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6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style:font-size-asian="12pt"/>
    </style:style>
    <style:style style:name="P7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officeooo:rsid="00039836" officeooo:paragraph-rsid="00039836" style:font-size-asian="12pt"/>
    </style:style>
    <style:style style:name="P8" style:family="paragraph" style:parent-style-name="Row_20_Headings">
      <style:paragraph-properties fo:margin-top="0.141cm" fo:margin-bottom="0.141cm" loext:contextual-spacing="false" style:snap-to-layout-grid="false"/>
    </style:style>
    <style:style style:name="P9" style:family="paragraph" style:parent-style-name="bp">
      <style:text-properties fo:font-weight="bold" style:font-weight-asian="bold"/>
    </style:style>
    <style:style style:name="P10" style:family="paragraph" style:parent-style-name="bp">
      <style:paragraph-properties style:snap-to-layout-grid="false"/>
      <style:text-properties fo:font-size="12pt" style:font-size-asian="12pt"/>
    </style:style>
    <style:style style:name="P11" style:family="paragraph" style:parent-style-name="bp">
      <style:paragraph-properties style:snap-to-layout-grid="false"/>
      <style:text-properties fo:font-size="12pt" officeooo:rsid="00039836" officeooo:paragraph-rsid="00039836" style:font-size-asian="12pt"/>
    </style:style>
    <style:style style:name="P12" style:family="paragraph" style:parent-style-name="bp">
      <style:paragraph-properties fo:text-align="center" style:justify-single-word="false"/>
      <style:text-properties fo:font-size="12pt" fo:font-weight="bold" style:font-size-asian="12pt" style:font-weight-asian="bold"/>
    </style:style>
    <style:style style:name="P13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14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15" style:family="paragraph" style:parent-style-name="bp">
      <style:paragraph-properties style:snap-to-layout-grid="false"/>
      <style:text-properties fo:color="#ff0000" fo:font-size="12pt" fo:font-weight="bold" officeooo:rsid="00039836" officeooo:paragraph-rsid="00039836" style:font-size-asian="12pt" style:font-weight-asian="bold" style:font-weight-complex="bold"/>
    </style:style>
    <style:style style:name="P16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0cf3a" officeooo:paragraph-rsid="0000cf3a" style:font-size-asian="12pt" style:font-size-complex="12pt"/>
    </style:style>
    <style:style style:name="P17" style:family="paragraph" style:parent-style-name="bp">
      <style:paragraph-properties fo:margin-left="-0.085cm" fo:margin-right="0cm" fo:text-indent="0.085cm" style:auto-text-indent="false"/>
      <style:text-properties fo:color="#000000" officeooo:rsid="0000cf3a" officeooo:paragraph-rsid="0000cf3a"/>
    </style:style>
    <style:style style:name="P18" style:family="paragraph" style:parent-style-name="bp">
      <style:paragraph-properties fo:margin-left="-0.085cm" fo:margin-right="0cm" fo:text-indent="0.085cm" style:auto-text-indent="false"/>
      <style:text-properties fo:color="#000000" fo:font-size="12pt" officeooo:rsid="0000cf3a" officeooo:paragraph-rsid="0000cf3a" style:font-size-asian="12pt" style:font-size-complex="12pt"/>
    </style:style>
    <style:style style:name="P19" style:family="paragraph" style:parent-style-name="bp">
      <style:paragraph-properties fo:margin-top="0cm" fo:margin-bottom="0cm" loext:contextual-spacing="false"/>
    </style:style>
    <style:style style:name="P20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21" style:family="paragraph" style:parent-style-name="proc">
      <style:paragraph-properties style:snap-to-layout-grid="false"/>
      <style:text-properties style:font-name="Times New Roman" fo:font-size="12pt" fo:font-weight="bold" style:font-size-asian="12pt" style:font-weight-asian="bold" style:font-name-complex="Times New Roman"/>
    </style:style>
    <style:style style:name="P22" style:family="paragraph" style:parent-style-name="proc">
      <style:paragraph-properties style:snap-to-layout-grid="false"/>
      <style:text-properties fo:font-size="12pt" style:font-size-asian="12pt"/>
    </style:style>
    <style:style style:name="P23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 style:font-weight-complex="bold"/>
    </style:style>
    <style:style style:name="P24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25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039836" officeooo:paragraph-rsid="00039836" style:font-size-asian="12pt"/>
    </style:style>
    <style:style style:name="P26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27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039836" officeooo:paragraph-rsid="00039836" style:font-size-asian="12pt"/>
    </style:style>
    <style:style style:name="P28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50f8b" officeooo:paragraph-rsid="00050f8b" style:font-size-asian="12pt" style:font-size-complex="12pt"/>
    </style:style>
    <style:style style:name="P29" style:family="paragraph" style:parent-style-name="bp">
      <style:text-properties fo:color="#000000" fo:font-size="12pt" officeooo:rsid="00050f8b" officeooo:paragraph-rsid="00050f8b" style:font-size-asian="12pt" style:font-size-complex="12pt"/>
    </style:style>
    <style:style style:name="P30" style:family="paragraph" style:parent-style-name="Standard">
      <style:text-properties officeooo:rsid="00050f8b" officeooo:paragraph-rsid="00050f8b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0cf3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normal" officeooo:rsid="00039836" style:font-size-asian="12pt" style:font-style-asian="normal" style:font-size-complex="12pt" style:font-style-complex="normal"/>
    </style:style>
    <style:style style:name="T7" style:family="text">
      <style:text-properties officeooo:rsid="00027b29"/>
    </style:style>
    <style:style style:name="T8" style:family="text">
      <style:text-properties officeooo:rsid="00039836"/>
    </style:style>
    <style:style style:name="T9" style:family="text">
      <style:text-properties officeooo:rsid="00050f8b"/>
    </style:style>
    <style:style style:name="T1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ela1.1">
            <table:table-cell table:style-name="Tabela1.A1" table:number-columns-spanned="3" office:value-type="string">
              <text:p text:style-name="P9">Test Name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8">TS14b - Consultar turmas sem alocação física com falha - sem turmas cadastradas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9">Use Case Tested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6">UC<text:span text:style-name="T7">11 – Consultar turmas sem alocação</text:span>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3" office:value-type="string">
              <text:p text:style-name="P9">Test Description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8">Eu como funcionário da secretaria desejo <text:span text:style-name="T9">não visualizar nenhum dado caso eu tente visualizar todas as turmas sem alocação sem haver turmas sem alocação.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4" table:number-columns-spanned="3" office:value-type="string">
              <text:p text:style-name="P9">Pre-conditions</text:p>
            </table:table-cell>
            <table:covered-table-cell/>
            <table:covered-table-cell/>
            <table:table-cell table:style-name="Tabela1.D4" table:number-columns-spanned="4" office:value-type="string">
              <text:p text:style-name="P17"><text:span text:style-name="T3">Ser funcionário da secretaria; Estar </text:span><text:span text:style-name="T4">loggado</text:span><text:span text:style-name="T5"> no sistema; Ter acesso à funcionalidade de consultar </text:span><text:span text:style-name="T6">turmas sem alocação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9">Post-conditions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9">A grade não apresenta nenhum resultado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2" office:value-type="string">
              <text:p text:style-name="P20">Notes:</text:p>
            </table:table-cell>
            <table:covered-table-cell/>
            <table:table-cell table:style-name="Tabela1.D1" table:number-columns-spanned="5" office:value-type="string">
              <text:p text:style-name="P14"/>
              <text:p text:style-name="P13"/>
              <text:p text:style-name="P13"/>
            </table:table-cell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7" table:number-columns-spanned="2" office:value-type="string">
              <text:p text:style-name="P20">Result (Pass/Fail/Warning/Incomplete)</text:p>
            </table:table-cell>
            <table:covered-table-cell/>
            <table:table-cell table:style-name="Tabela1.C7" table:number-columns-spanned="5" office:value-type="string">
              <text:p text:style-name="P15">Falhou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office:value-type="string">
              <text:p text:style-name="P23"/>
            </table:table-cell>
            <table:table-cell table:style-name="Tabela1.B8" table:number-columns-spanned="3" office:value-type="string">
              <text:p text:style-name="P24">TEST STEP</text:p>
            </table:table-cell>
            <table:covered-table-cell/>
            <table:covered-table-cell/>
            <table:table-cell table:style-name="Tabela1.E8" office:value-type="string">
              <text:p text:style-name="P12">EXPECTED TEST RESULTS</text:p>
            </table:table-cell>
            <table:table-cell table:style-name="Tabela1.E8" office:value-type="string">
              <text:p text:style-name="P5">P</text:p>
            </table:table-cell>
            <table:table-cell table:style-name="Tabela1.G8" office:value-type="string">
              <text:p text:style-name="P5">F</text:p>
            </table:table-cell>
          </table:table-row>
        </table:table-header-rows>
        <table:table-row table:style-name="Tabela1.8">
          <table:table-cell table:style-name="Tabela1.A9" office:value-type="string">
            <text:list xml:id="list3339299967217162229" text:style-name="WW8Num11">
              <text:list-item>
                <text:p text:style-name="P21"/>
              </text:list-item>
            </text:list>
          </table:table-cell>
          <table:table-cell table:style-name="Tabela1.A4" table:number-columns-spanned="3" office:value-type="string">
            <text:p text:style-name="P27">Clicar em [TURMAS]</text:p>
          </table:table-cell>
          <table:covered-table-cell/>
          <table:covered-table-cell/>
          <table:table-cell table:style-name="Tabela1.E9" office:value-type="string">
            <text:p text:style-name="P11">A grade de turmas deve aparecer</text:p>
          </table:table-cell>
          <table:table-cell table:style-name="Tabela1.F9" office:value-type="string">
            <text:p text:style-name="P7">X</text:p>
          </table:table-cell>
          <table:table-cell table:style-name="Tabela1.G9" office:value-type="string">
            <text:p text:style-name="P8"/>
          </table:table-cell>
        </table:table-row>
        <table:table-row table:style-name="Tabela1.8">
          <table:table-cell table:style-name="Tabela1.A10" office:value-type="string">
            <text:list xml:id="list14546788666458" text:continue-numbering="true" text:style-name="WW8Num11">
              <text:list-item>
                <text:p text:style-name="P22"/>
              </text:list-item>
            </text:list>
          </table:table-cell>
          <table:table-cell table:style-name="Tabela1.A1" table:number-columns-spanned="3" office:value-type="string">
            <text:p text:style-name="P25">Clicar em [TURMAS SEM ALOCAÇÃO]</text:p>
          </table:table-cell>
          <table:covered-table-cell/>
          <table:covered-table-cell/>
          <table:table-cell table:style-name="Tabela1.E10" office:value-type="string">
            <text:p text:style-name="P11">A grade de turmas deve ser filtrada por turmas sem alocação</text:p>
          </table:table-cell>
          <table:table-cell table:style-name="Tabela1.F10" office:value-type="string">
            <text:p text:style-name="P6"/>
          </table:table-cell>
          <table:table-cell table:style-name="Tabela1.G10" office:value-type="string">
            <text:p text:style-name="P7">X</text:p>
          </table:table-cell>
        </table:table-row>
        <table:table-row table:style-name="Tabela1.8">
          <table:table-cell table:style-name="Tabela1.A11" office:value-type="string">
            <text:list xml:id="list14547017928475" text:continue-numbering="true" text:style-name="WW8Num11">
              <text:list-item>
                <text:p text:style-name="P22"/>
              </text:list-item>
            </text:list>
          </table:table-cell>
          <table:table-cell table:style-name="Tabela1.A1" table:number-columns-spanned="3" office:value-type="string">
            <text:p text:style-name="P26"/>
          </table:table-cell>
          <table:covered-table-cell/>
          <table:covered-table-cell/>
          <table:table-cell table:style-name="Tabela1.E11" office:value-type="string">
            <text:p text:style-name="P10"/>
          </table:table-cell>
          <table:table-cell table:style-name="Tabela1.F11" office:value-type="string">
            <text:p text:style-name="P6"/>
          </table:table-cell>
          <table:table-cell table:style-name="Tabela1.G11" office:value-type="string">
            <text:p text:style-name="P8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rsid="00050f8b" officeooo:paragraph-rsid="00050f8b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0cf3a"/>
    </style:style>
    <style:style style:name="MT3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<text:subject/></text:span> <text:s/>Test Script</text:p>
            </table:table-cell>
            <table:table-cell table:style-name="Tabela3.B1" office:value-type="string">
              <text:p text:style-name="MP1"><text:s/></text:p>
            </table:table-cell>
          </table:table-row>
          <table:table-row table:style-name="Tabela3.1">
            <table:table-cell table:style-name="Tabela3.A1" office:value-type="string">
              <text:p text:style-name="MP2">TS14b - Consultar turmas sem alocação física com falha - sem turmas cadastradas</text:p>
            </table:table-cell>
            <table:table-cell table:style-name="Tabela3.B1" office:value-type="string">
              <text:p text:style-name="Standard"><text:s text:c="2"/>Date: <text:s/>&lt;<text:span text:style-name="MT2">25</text:span>/<text:span text:style-name="MT2">Nov</text:span>/<text:span text:style-name="MT2">16</text:span>&gt;</text:p>
            </table:table-cell>
          </table:table-row>
        </table:table>
        <text:p text:style-name="MP3"/>
      </style:header>
      <style:footer>
        <text:p text:style-name="MP4"><draw:frame draw:style-name="Mfr1" draw:name="Quadro1" text:anchor-type="paragraph" svg:x="23.957cm" svg:y="-0.004cm" svg:width="1.393cm" draw:z-index="0"><draw:text-box fo:min-height="0.058cm"><text:p text:style-name="MP5"><text:span text:style-name="Page_20_Number"><text:page-number text:select-page="current">1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  <style:master-page style:name="Converter_20_1" style:display-name="Converter 1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<text:subject/></text:span> <text:s/>Test Script</text:p>
            </table:table-cell>
            <table:table-cell table:style-name="Tabela4.B1" office:value-type="string">
              <text:p text:style-name="MP1"><text:s/></text:p>
            </table:table-cell>
          </table:table-row>
          <table:table-row table:style-name="Tabela4.1">
            <table:table-cell table:style-name="Tabela4.A1" office:value-type="string">
              <text:p text:style-name="Standard">&lt;Test Name&gt;</text:p>
            </table:table-cell>
            <table:table-cell table:style-name="Tabela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Quadro2" text:anchor-type="paragraph" svg:x="23.957cm" svg:y="-0.004cm" svg:width="1.393cm" draw:z-index="0"><draw:text-box fo:min-height="0.058cm"><text:p text:style-name="MP5"><text:span text:style-name="Page_20_Number"><text:page-number text:select-page="current">0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6-11-28T21:33:02.759000000</meta:creation-date>
    <dc:date>2016-11-29T01:45:44.534000000</dc:date>
    <meta:print-date>2003-10-06T08:49:00</meta:print-date>
    <meta:editing-cycles>8</meta:editing-cycles>
    <meta:editing-duration>PT9H49M22S</meta:editing-duration>
    <meta:generator>LibreOffice/5.2.1.2$Windows_x86 LibreOffice_project/31dd62db80d4e60af04904455ec9c9219178d620</meta:generator>
    <meta:document-statistic meta:table-count="3" meta:image-count="0" meta:object-count="0" meta:page-count="1" meta:paragraph-count="38" meta:word-count="144" meta:character-count="893" meta:non-whitespace-character-count="768"/>
  </office:meta>
</office:document-meta>
</file>